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8.721cm"/>
    </style:style>
    <style:style style:name="Table1.B" style:family="table-column">
      <style:table-column-properties style:column-width="8.28cm"/>
    </style:style>
    <style:style style:name="Table1.A1" style:family="table-cell">
      <style:table-cell-properties style:vertical-align="middle" fo:padding="0.049cm" fo:border="none"/>
    </style:style>
    <style:style style:name="P1" style:family="paragraph" style:parent-style-name="Standard">
      <style:text-properties officeooo:paragraph-rsid="0009fb53"/>
    </style:style>
    <style:style style:name="P2" style:family="paragraph" style:parent-style-name="Standard">
      <style:text-properties fo:font-weight="bold" officeooo:paragraph-rsid="0009fb53" style:font-weight-asian="bold" style:font-weight-complex="bold"/>
    </style:style>
    <style:style style:name="P3" style:family="paragraph" style:parent-style-name="Text_20_body">
      <style:text-properties fo:font-weight="bold" officeooo:paragraph-rsid="0009fb53" style:font-weight-asian="bold" style:font-weight-complex="bold"/>
    </style:style>
    <style:style style:name="P4" style:family="paragraph" style:parent-style-name="Standard">
      <style:text-properties fo:font-weight="normal" officeooo:paragraph-rsid="0009fb53" style:font-weight-asian="normal" style:font-weight-complex="normal"/>
    </style:style>
    <style:style style:name="P5" style:family="paragraph" style:parent-style-name="Text_20_body">
      <style:text-properties fo:font-weight="normal" officeooo:paragraph-rsid="0009fb53" style:font-weight-asian="normal" style:font-weight-complex="normal"/>
    </style:style>
    <style:style style:name="P6" style:family="paragraph" style:parent-style-name="Heading_20_3">
      <style:text-properties fo:font-weight="normal" officeooo:paragraph-rsid="0009fb53" style:font-weight-asian="normal" style:font-weight-complex="normal"/>
    </style:style>
    <style:style style:name="P7" style:family="paragraph" style:parent-style-name="Heading_20_3">
      <style:text-properties fo:font-weight="normal" style:font-weight-asian="normal" style:font-weight-complex="normal"/>
    </style:style>
    <style:style style:name="P8" style:family="paragraph" style:parent-style-name="Standard">
      <style:text-properties fo:font-weight="bold" officeooo:paragraph-rsid="0009fb53" style:font-weight-asian="bold" style:font-weight-complex="bold"/>
    </style:style>
    <style:style style:name="P9" style:family="paragraph" style:parent-style-name="Standard">
      <style:paragraph-properties fo:break-before="page"/>
      <style:text-properties fo:font-weight="bold" officeooo:paragraph-rsid="0009fb53" style:font-weight-asian="bold" style:font-weight-complex="bold"/>
    </style:style>
    <style:style style:name="P10" style:family="paragraph" style:parent-style-name="Standard">
      <style:text-properties fo:font-weight="normal" officeooo:paragraph-rsid="0009fb53" style:font-weight-asian="normal" style:font-weight-complex="normal"/>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2">
      <style:paragraph-properties fo:margin-top="0cm" fo:margin-bottom="0cm" style:contextual-spacing="false"/>
      <style:text-properties fo:font-weight="normal" style:font-weight-asian="normal" style:font-weight-complex="normal"/>
    </style:style>
    <style:style style:name="P14" style:family="paragraph" style:parent-style-name="Text_20_body" style:list-style-name="L7">
      <style:paragraph-properties fo:margin-top="0cm" fo:margin-bottom="0cm" style:contextual-spacing="false"/>
      <style:text-properties fo:font-weight="normal" officeooo:paragraph-rsid="000ed72f" style:font-weight-asian="normal" style:font-weight-complex="normal"/>
    </style:style>
    <style:style style:name="P15" style:family="paragraph" style:parent-style-name="Text_20_body" style:list-style-name="L7">
      <style:paragraph-properties fo:margin-top="0cm" fo:margin-bottom="0cm" style:contextual-spacing="false"/>
      <style:text-properties fo:font-weight="normal" style:font-weight-asian="normal" style:font-weight-complex="normal"/>
    </style:style>
    <style:style style:name="P16" style:family="paragraph" style:parent-style-name="Text_20_body" style:list-style-name="L7">
      <style:text-properties fo:font-weight="normal" style:font-weight-asian="normal" style:font-weight-complex="normal"/>
    </style:style>
    <style:style style:name="P17" style:family="paragraph" style:parent-style-name="Text_20_body" style:list-style-name="L8">
      <style:paragraph-properties fo:margin-top="0cm" fo:margin-bottom="0cm" style:contextual-spacing="false"/>
      <style:text-properties fo:font-weight="normal" officeooo:paragraph-rsid="0012e59d" style:font-weight-asian="normal" style:font-weight-complex="normal"/>
    </style:style>
    <style:style style:name="P18" style:family="paragraph" style:parent-style-name="Text_20_body">
      <style:text-properties fo:font-weight="normal" officeooo:paragraph-rsid="0009fb53" style:font-weight-asian="normal" style:font-weight-complex="normal"/>
    </style:style>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7">
      <style:text-properties officeooo:paragraph-rsid="000ed72f"/>
    </style:style>
    <style:style style:name="P25" style:family="paragraph" style:parent-style-name="Text_20_body" style:list-style-name="L7">
      <style:paragraph-properties fo:margin-top="0cm" fo:margin-bottom="0cm" style:contextual-spacing="false"/>
    </style:style>
    <style:style style:name="P26" style:family="paragraph" style:parent-style-name="Text_20_body" style:list-style-name="L8"/>
    <style:style style:name="P27" style:family="paragraph" style:parent-style-name="Text_20_body" style:list-style-name="L8">
      <style:paragraph-properties fo:margin-top="0cm" fo:margin-bottom="0cm" style:contextual-spacing="false"/>
    </style:style>
    <style:style style:name="P28" style:family="paragraph" style:parent-style-name="Text_20_body" style:list-style-name="L9"/>
    <style:style style:name="P29" style:family="paragraph" style:parent-style-name="Text_20_body">
      <style:text-properties fo:font-weight="bold" officeooo:paragraph-rsid="0009fb53" style:font-weight-asian="bold" style:font-weight-complex="bold"/>
    </style:style>
    <style:style style:name="P30" style:family="paragraph" style:parent-style-name="Text_20_body" style:list-style-name="L10"/>
    <style:style style:name="P31" style:family="paragraph" style:parent-style-name="Text_20_body" style:list-style-name="L10">
      <style:paragraph-properties fo:margin-top="0cm" fo:margin-bottom="0cm" style:contextual-spacing="false"/>
    </style:style>
    <style:style style:name="P32" style:family="paragraph" style:parent-style-name="Text_20_body">
      <style:paragraph-properties fo:margin-top="0cm" fo:margin-bottom="0cm" style:contextual-spacing="false"/>
    </style:style>
    <style:style style:name="P33" style:family="paragraph" style:parent-style-name="Text_20_body" style:list-style-name="L11"/>
    <style:style style:name="P34" style:family="paragraph" style:parent-style-name="Text_20_body" style:list-style-name="L11">
      <style:paragraph-properties fo:margin-top="0cm" fo:margin-bottom="0cm" style:contextual-spacing="false"/>
    </style:style>
    <style:style style:name="P35" style:family="paragraph" style:parent-style-name="Text_20_body" style:list-style-name="L12"/>
    <style:style style:name="P36" style:family="paragraph" style:parent-style-name="Text_20_body" style:list-style-name="L12">
      <style:paragraph-properties fo:margin-top="0cm" fo:margin-bottom="0cm" style:contextual-spacing="false"/>
    </style:style>
    <style:style style:name="P37" style:family="paragraph" style:parent-style-name="Text_20_body" style:list-style-name="L13"/>
    <style:style style:name="P38" style:family="paragraph" style:parent-style-name="Text_20_body" style:list-style-name="L13">
      <style:paragraph-properties fo:margin-top="0cm" fo:margin-bottom="0cm" style:contextual-spacing="false"/>
    </style:style>
    <style:style style:name="P39" style:family="paragraph" style:parent-style-name="Text_20_body" style:list-style-name="L14"/>
    <style:style style:name="P40" style:family="paragraph" style:parent-style-name="Text_20_body" style:list-style-name="L14">
      <style:paragraph-properties fo:margin-top="0cm" fo:margin-bottom="0cm" style:contextual-spacing="false"/>
    </style:style>
    <style:style style:name="P41" style:family="paragraph" style:parent-style-name="Text_20_body" style:list-style-name="L15"/>
    <style:style style:name="P42" style:family="paragraph" style:parent-style-name="Text_20_body" style:list-style-name="L16"/>
    <style:style style:name="P43" style:family="paragraph" style:parent-style-name="Text_20_body" style:list-style-name="L16">
      <style:paragraph-properties fo:margin-top="0cm" fo:margin-bottom="0cm" style:contextual-spacing="false"/>
    </style:style>
    <style:style style:name="P44" style:family="paragraph" style:parent-style-name="Text_20_body" style:list-style-name="L17"/>
    <style:style style:name="P45" style:family="paragraph" style:parent-style-name="Text_20_body" style:list-style-name="L17">
      <style:paragraph-properties fo:margin-top="0cm" fo:margin-bottom="0cm" style:contextual-spacing="false"/>
    </style:style>
    <style:style style:name="P46" style:family="paragraph" style:parent-style-name="Text_20_body" style:list-style-name="L19"/>
    <style:style style:name="P47" style:family="paragraph" style:parent-style-name="Text_20_body" style:list-style-name="L20"/>
    <style:style style:name="P48" style:family="paragraph" style:parent-style-name="Text_20_body" style:list-style-name="L21"/>
    <style:style style:name="P49" style:family="paragraph" style:parent-style-name="Text_20_body" style:list-style-name="L22"/>
    <style:style style:name="P50" style:family="paragraph" style:parent-style-name="Text_20_body" style:list-style-name="L23"/>
    <style:style style:name="P51" style:family="paragraph" style:parent-style-name="Text_20_body" style:list-style-name="L24"/>
    <style:style style:name="P52" style:family="paragraph" style:parent-style-name="Text_20_body" style:list-style-name="L25"/>
    <style:style style:name="P53" style:family="paragraph" style:parent-style-name="Text_20_body" style:list-style-name="L26"/>
    <style:style style:name="P54" style:family="paragraph" style:parent-style-name="Text_20_body" style:list-style-name="L27"/>
    <style:style style:name="P55" style:family="paragraph" style:parent-style-name="Text_20_body" style:list-style-name="L27">
      <style:paragraph-properties fo:margin-top="0cm" fo:margin-bottom="0cm" style:contextual-spacing="false"/>
    </style:style>
    <style:style style:name="P56" style:family="paragraph" style:parent-style-name="Text_20_body" style:list-style-name="L28"/>
    <style:style style:name="P57" style:family="paragraph" style:parent-style-name="Text_20_body" style:list-style-name="L28">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c03fd" style:font-weight-asian="normal" style:font-weight-complex="normal"/>
    </style:style>
    <style:style style:name="T4" style:family="text">
      <style:text-properties fo:font-weight="normal" officeooo:rsid="000ed72f" style:font-weight-asian="normal"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3: Based on Testing types and levels </text:p>
      <text:p text:style-name="P2">1. Difference between Sanity and Smoke Testing?</text:p>
      <text:p text:style-name="P3"><text:span text:style-name="Strong_20_Emphasis"><text:span text:style-name="T2">Smoke Testing</text:span></text:span><text:span text:style-name="T2"> is like a quick check to see if the basic functions of the software are working properly. It’s done after a new build is released to make sure that the main features work and that the build is stable enough for further testing. If the software passes smoke testing, testers can proceed with more detailed testing.</text:span></text:p>
      <text:p text:style-name="Text_20_body"><text:span text:style-name="Strong_20_Emphasis"><text:span text:style-name="T2">Sanity Testing</text:span></text:span><text:span text:style-name="T2">, on the other hand, is a more focused check that happens after receiving a software build with specific changes or bug fixes. It verifies that the new changes work as intended and that they haven’t caused any new issues in the related parts of the software. Sanity testing is done to confirm that the changes made are effective before doing more extensive testing.</text:span></text:p>
      <text:p text:style-name="P2"/>
      <text:p text:style-name="P2">2. What do you test in Functional Testing?</text:p>
      <text:p text:style-name="P5">In <text:span text:style-name="Strong_20_Emphasis">functional testing</text:span>, you test the software to ensure it behaves according to the requirements and specifications. Here are the key things you typically check:</text:p>
      <text:list text:style-name="L1">
        <text:list-item>
          <text:p text:style-name="P11"><text:span text:style-name="Strong_20_Emphasis"><text:span text:style-name="T2">Features and Functions</text:span></text:span><text:span text:style-name="T2">: You verify that all features and functions of the application work as intended. This includes buttons, links, forms, and any other interactive elements.</text:span></text:p>
        </text:list-item>
        <text:list-item>
          <text:p text:style-name="P11"><text:span text:style-name="Strong_20_Emphasis"><text:span text:style-name="T2">User Interface</text:span></text:span><text:span text:style-name="T2">: You check the layout, design, and usability of the user interface to make sure it’s user-friendly and matches design specifications.</text:span></text:p>
        </text:list-item>
        <text:list-item>
          <text:p text:style-name="P11"><text:span text:style-name="Strong_20_Emphasis"><text:span text:style-name="T2">Input Handling</text:span></text:span><text:span text:style-name="T2">: You test how the software handles different types of input, including valid data, invalid data, and edge cases. This helps ensure the system can handle various user scenarios without crashing.</text:span></text:p>
        </text:list-item>
        <text:list-item>
          <text:p text:style-name="P11"><text:span text:style-name="Strong_20_Emphasis"><text:span text:style-name="T2">Data Processing</text:span></text:span><text:span text:style-name="T2">: You verify that the software processes data correctly, including calculations, data manipulation, and data storage.</text:span></text:p>
        </text:list-item>
        <text:list-item>
          <text:p text:style-name="P11"><text:span text:style-name="Strong_20_Emphasis"><text:span text:style-name="T2">Error Handling</text:span></text:span><text:span text:style-name="T2">: You check how the software responds to errors. This includes making sure that error messages are displayed correctly and that the application doesn’t crash.</text:span></text:p>
        </text:list-item>
        <text:list-item>
          <text:p text:style-name="P11"><text:span text:style-name="Strong_20_Emphasis"><text:span text:style-name="T2">Integration with Other Systems</text:span></text:span><text:span text:style-name="T2">: If the software interacts with other systems or applications, you test those integrations to ensure data flows correctly between them.</text:span></text:p>
        </text:list-item>
        <text:list-item>
          <text:p text:style-name="P11"><text:span text:style-name="Strong_20_Emphasis"><text:span text:style-name="T2">Security Features</text:span></text:span><text:span text:style-name="T2">: You check security functions, like user authentication and authorization, to make sure sensitive data is protected.</text:span></text:p>
        </text:list-item>
      </text:list>
      <text:p text:style-name="P4"/>
      <text:p text:style-name="P2">3. What Is Mean by Equivalence Partitioning?</text:p>
      <text:p text:style-name="P5"><text:span text:style-name="Strong_20_Emphasis"><text:span text:style-name="T2">Equivalence Partitioning</text:span></text:span> is a testing technique that helps make testing easier by reducing the number of test cases needed. The main idea is to split input data into groups, or "partitions," that the software treats the same way.</text:p>
      <text:list text:style-name="L2">
        <text:list-item>
          <text:p text:style-name="P12"><text:span text:style-name="Strong_20_Emphasis"><text:span text:style-name="T2">Identify Input Conditions</text:span></text:span><text:span text:style-name="T2">: First, you look at the different inputs the software can take, like fields in a form or values in a function.</text:span></text:p>
        </text:list-item>
        <text:list-item>
          <text:p text:style-name="P12"><text:span text:style-name="Strong_20_Emphasis"><text:span text:style-name="T2">Divide into Partitions</text:span></text:span><text:span text:style-name="T2">: For each input condition, you divide the possible inputs into different groups. Each group represents a set of values that should give similar results. For example, if a field accepts numbers between 1 and 100, you could have these groups:</text:span></text:p>
          <text:list>
            <text:list-item>
              <text:p text:style-name="P13">Valid inputs: 1-100</text:p>
            </text:list-item>
            <text:list-item>
              <text:p text:style-name="P13">Invalid inputs: Less than 1</text:p>
            </text:list-item>
            <text:list-item>
              <text:p text:style-name="P13"><text:soft-page-break/>Invalid inputs: Greater than 100</text:p>
            </text:list-item>
          </text:list>
        </text:list-item>
        <text:list-item>
          <text:p text:style-name="P12"><text:span text:style-name="Strong_20_Emphasis"><text:span text:style-name="T2">Select Test Cases</text:span></text:span><text:span text:style-name="T2">: Instead of testing every possible value, you pick one example from each group. This way, if one value from a group works correctly, others in that group are likely to work too.</text:span></text:p>
        </text:list-item>
      </text:list>
      <text:p text:style-name="P4"/>
      <text:p text:style-name="P2">4. When to Do Smoke Testing?</text:p>
      <text:p text:style-name="P5"><text:span text:style-name="Strong_20_Emphasis"><text:span text:style-name="T2">Smoke testing</text:span></text:span> is done right after a new build or version of the software is released. Here are some situations when you should perform smoke testing:</text:p>
      <text:list text:style-name="L3">
        <text:list-item>
          <text:p text:style-name="P19"><text:span text:style-name="Strong_20_Emphasis"><text:span text:style-name="T2">After a New Build</text:span></text:span><text:span text:style-name="T2">: Whenever a new version of the software is created, smoke testing checks if the basic functions work. This ensures that the build is stable enough for further testing.</text:span></text:p>
        </text:list-item>
        <text:list-item>
          <text:p text:style-name="P19"><text:span text:style-name="Strong_20_Emphasis"><text:span text:style-name="T2">After Major Changes</text:span></text:span><text:span text:style-name="T2">: If significant changes have been made, like adding new features or fixing bugs, smoke testing should be done to confirm that these changes haven’t broken anything important.</text:span></text:p>
        </text:list-item>
        <text:list-item>
          <text:p text:style-name="P19"><text:span text:style-name="Strong_20_Emphasis"><text:span text:style-name="T2">Before Detailed Testing</text:span></text:span><text:span text:style-name="T2">: Before starting more thorough testing (like functional or regression testing), it’s essential to do smoke testing. This helps to confirm that the software is ready for more in-depth checks.</text:span></text:p>
        </text:list-item>
        <text:list-item>
          <text:p text:style-name="P19"><text:span text:style-name="Strong_20_Emphasis"><text:span text:style-name="T2">On Frequent Builds</text:span></text:span><text:span text:style-name="T2">: In a continuous integration environment, where builds happen often, smoke testing should be done regularly to quickly catch any major issues early.</text:span></text:p>
        </text:list-item>
      </text:list>
      <text:p text:style-name="P4"/>
      <text:p text:style-name="P2">5. Why do we need to conduct end-to-end Testing?</text:p>
      <text:p text:style-name="P5"/>
      <text:list text:style-name="L4">
        <text:list-item>
          <text:p text:style-name="P20"><text:span text:style-name="Strong_20_Emphasis"><text:span text:style-name="T2">Verify Workflow</text:span></text:span><text:span text:style-name="T2">: </text:span><text:span text:style-name="T3">to</text:span><text:span text:style-name="T2"> ensures that all components of the application work together as expected. This includes checking user interactions, data flows, and system integrations.</text:span></text:p>
        </text:list-item>
        <text:list-item>
          <text:p text:style-name="P20"><text:span text:style-name="Strong_20_Emphasis"><text:span text:style-name="T2">Catch Issues Early</text:span></text:span><text:span text:style-name="T2">: By testing the complete system, end-to-end testing helps identify issues that might not be caught when testing individual components. This means problems can be fixed before the software is released to users.</text:span></text:p>
        </text:list-item>
        <text:list-item>
          <text:p text:style-name="P20"><text:span text:style-name="Strong_20_Emphasis"><text:span text:style-name="T2">Test Real User Scenarios</text:span></text:span><text:span text:style-name="T2">: End-to-end testing simulates how real users will use the software. It checks if the application behaves correctly in real-world conditions, which helps ensure a good user experience.</text:span></text:p>
        </text:list-item>
        <text:list-item>
          <text:p text:style-name="P20"><text:span text:style-name="Strong_20_Emphasis"><text:span text:style-name="T2">Check Data Integrity</text:span></text:span><text:span text:style-name="T2">: It verifies that data is correctly passed between different parts of the application and remains accurate throughout the process.</text:span></text:p>
        </text:list-item>
        <text:list-item>
          <text:p text:style-name="P20"><text:span text:style-name="Strong_20_Emphasis"><text:span text:style-name="T2">Improve Quality Assurance</text:span></text:span><text:span text:style-name="T2">: Conducting end-to-end tests increases the overall quality of the software. It helps build confidence that the system works as intended, leading to fewer issues in production.</text:span></text:p>
        </text:list-item>
      </text:list>
      <text:p text:style-name="P4"/>
      <text:p text:style-name="P2">6. What is RTM?</text:p>
      <text:p text:style-name="P3"><text:span text:style-name="Strong_20_Emphasis"><text:span text:style-name="T2">RTM</text:span></text:span><text:span text:style-name="T2"> stands for </text:span><text:span text:style-name="Strong_20_Emphasis"><text:span text:style-name="T2">Requirement Traceability Matrix</text:span></text:span><text:span text:style-name="T2">. It is a document used in software development to track and manage the requirements of a project.</text:span></text:p>
      <text:list text:style-name="L5">
        <text:list-item>
          <text:p text:style-name="P21"><text:span text:style-name="Strong_20_Emphasis"><text:span text:style-name="T2">Tracks Requirements</text:span></text:span><text:span text:style-name="T2">: RTM helps keep track of all the requirements from the beginning of a project to the end. It shows which requirements have been met and which still need to be addressed.</text:span></text:p>
        </text:list-item>
        <text:list-item>
          <text:p text:style-name="P21"><text:soft-page-break/><text:span text:style-name="Strong_20_Emphasis"><text:span text:style-name="T2">Links to Test Cases</text:span></text:span><text:span text:style-name="T2">: Each requirement in the RTM is linked to specific test cases. This means that for every requirement, there are corresponding tests that ensure it has been implemented correctly.</text:span></text:p>
        </text:list-item>
        <text:list-item>
          <text:p text:style-name="P21"><text:span text:style-name="Strong_20_Emphasis"><text:span text:style-name="T2">Ensures Coverage</text:span></text:span><text:span text:style-name="T2">: By using RTM, teams can ensure that all requirements are tested. This helps prevent any important features from being overlooked and ensures that the final product meets user needs.</text:span></text:p>
        </text:list-item>
        <text:list-item>
          <text:p text:style-name="P21"><text:span text:style-name="Strong_20_Emphasis"><text:span text:style-name="T2">Facilitates Change Management</text:span></text:span><text:span text:style-name="T2">: If requirements change during the project, the RTM helps manage those changes by updating the linked test cases and tracking the impact on the project.</text:span></text:p>
        </text:list-item>
        <text:list-item>
          <text:p text:style-name="P21"><text:span text:style-name="Strong_20_Emphasis"><text:span text:style-name="T2">Improves Communication</text:span></text:span><text:span text:style-name="T2">: RTM serves as a communication tool among stakeholders, including developers, testers, and project managers. It keeps everyone on the same page regarding what needs to be done.</text:span></text:p>
        </text:list-item>
      </text:list>
      <text:p text:style-name="P2"/>
      <text:p text:style-name="P1"><text:span text:style-name="T1">7. What is GUI testing?<text:line-break/></text:span><text:span text:style-name="Strong_20_Emphasis"><text:span text:style-name="T2">GUI Testing</text:span></text:span><text:span text:style-name="T2">, or </text:span><text:span text:style-name="Strong_20_Emphasis"><text:span text:style-name="T2">Graphical User Interface Testing</text:span></text:span><text:span text:style-name="T2">, is a type of testing that checks the part of the software that users see and interact with. The main goal is to make sure everything looks good and works properly. Here are the main points about GUI testing:</text:span></text:p>
      <text:list text:style-name="L6">
        <text:list-item>
          <text:p text:style-name="P22"><text:span text:style-name="Strong_20_Emphasis"><text:span text:style-name="T2">Looks Good</text:span></text:span><text:span text:style-name="T2">: Testers check that the layout, colors, fonts, and images match what was designed. The software should be visually appealing.</text:span></text:p>
        </text:list-item>
        <text:list-item>
          <text:p text:style-name="P22"><text:span text:style-name="Strong_20_Emphasis"><text:span text:style-name="T2">Works Right</text:span></text:span><text:span text:style-name="T2">: They verify that all buttons, links, menus, and forms function correctly. For example, clicking a button should do what it's supposed to do.</text:span></text:p>
        </text:list-item>
        <text:list-item>
          <text:p text:style-name="P22"><text:span text:style-name="Strong_20_Emphasis"><text:span text:style-name="T2">Easy to Use</text:span></text:span><text:span text:style-name="T2">: This testing checks if the software is user-friendly. Testers look at how easy it is for users to navigate and complete tasks.</text:span></text:p>
        </text:list-item>
        <text:list-item>
          <text:p text:style-name="P22"><text:span text:style-name="Strong_20_Emphasis"><text:span text:style-name="T2">Compatible</text:span></text:span><text:span text:style-name="T2">: GUI testing makes sure the interface works well on different devices, browsers, and screen sizes. Users should have a consistent experience no matter how they access the software.</text:span></text:p>
        </text:list-item>
        <text:list-item>
          <text:p text:style-name="P22"><text:span text:style-name="Strong_20_Emphasis"><text:span text:style-name="T2">Handles Errors Well</text:span></text:span><text:span text:style-name="T2">: Testers check that error messages show up correctly when users make mistakes, like entering wrong information in a form.</text:span></text:p>
        </text:list-item>
      </text:list>
      <text:p text:style-name="P2"><text:span text:style-name="T2"/></text:p>
      <text:p text:style-name="P2">8. Difference between Retesting and Regression Testing? Explain with Real life Example.</text:p>
      <text:p text:style-name="P3"><text:span text:style-name="Strong_20_Emphasis"><text:span text:style-name="T2">Retesting</text:span></text:span><text:span text:style-name="T2"> and </text:span><text:span text:style-name="Strong_20_Emphasis"><text:span text:style-name="T2">regression testing</text:span></text:span><text:span text:style-name="T2"> are two important testing types.</text:span></text:p>
      <text:list text:style-name="L7">
        <text:list-item>
          <text:p text:style-name="P24"><text:span text:style-name="Strong_20_Emphasis"><text:span text:style-name="T2">Retesting</text:span></text:span><text:span text:style-name="T2">:</text:span></text:p>
          <text:list>
            <text:list-item>
              <text:p text:style-name="P14">Retesting is done to check if specific bugs or issues have been fixed after they were reported.</text:p>
            </text:list-item>
            <text:list-item>
              <text:p text:style-name="P15">It focuses only on the particular defect that was fixed.</text:p>
            </text:list-item>
            <text:list-item>
              <text:p text:style-name="P25"><text:span text:style-name="T2">Imagine </text:span><text:span text:style-name="T4">we </text:span><text:span text:style-name="T2">are using a mobile app, and you find a bug where the "Save" button doesn’t work. The developers fix the issue, and you then run the app again to specifically test the "Save" button to confirm that it now works correctly.</text:span></text:p>
            </text:list-item>
          </text:list>
        </text:list-item>
        <text:list-item>
          <text:p text:style-name="P23"><text:span text:style-name="Strong_20_Emphasis"><text:span text:style-name="T2">Regression Testing</text:span></text:span><text:span text:style-name="T2">:</text:span></text:p>
          <text:list>
            <text:list-item>
              <text:p text:style-name="P15"><text:s/>Regression testing is done to ensure that recent changes or fixes in the software have not affected other parts of the application.</text:p>
            </text:list-item>
            <text:list-item>
              <text:p text:style-name="P25"><text:soft-page-break/><text:span text:style-name="T2">It checks the entire application or a large part of it, not just the fixed bug.</text:span></text:p>
            </text:list-item>
            <text:list-item>
              <text:p text:style-name="P16">Using the same mobile app, after fixing the "Save" button, the developers also add a new feature, like a "Share" button. Regression testing checks that both the "Save" and "Share" buttons work correctly and that nothing else in the app is broken because of the changes made.</text:p>
            </text:list-item>
          </text:list>
        </text:list-item>
      </text:list>
      <text:p text:style-name="P2"/>
      <text:p text:style-name="P2">9. Write test cases on dot (.)</text:p>
      <text:list text:style-name="L8">
        <text:list-item>
          <text:list>
            <text:list-header>
              <text:p text:style-name="P27"><text:span text:style-name="Strong_20_Emphasis"><text:span text:style-name="T2">Description</text:span></text:span><text:span text:style-name="T2">: Check if the application accepts a single dot as valid input.</text:span></text:p>
              <text:p text:style-name="P17">Check if the application accepts multiple dots in the input.</text:p>
            </text:list-header>
            <text:list-item>
              <text:p text:style-name="P17">Check if the application accepts a dot at the beginning of the input.</text:p>
            </text:list-item>
            <text:list-item>
              <text:p text:style-name="P17">Check if the application accepts a dot at the end of the input.Check if the application</text:p>
            </text:list-item>
            <text:list-item>
              <text:p text:style-name="P17"><text:s/>accepts a dot in the middle of the input.Check if the application handles dots incorrectly used in the input (e.g., two dots in a row).</text:p>
            </text:list-item>
            <text:list-item>
              <text:p text:style-name="P27"><text:span text:style-name="Strong_20_Emphasis"><text:span text:style-name="T2">Input</text:span></text:span><text:span text:style-name="T2">: "test..case"</text:span></text:p>
            </text:list-item>
            <text:list-item>
              <text:p text:style-name="P27"><text:span text:style-name="Strong_20_Emphasis"><text:span text:style-name="T2">Expected Result</text:span></text:span><text:span text:style-name="T2">: The application should show an error message indicating invalid input.</text:span></text:p>
            </text:list-item>
          </text:list>
        </text:list-item>
        <text:list-item>
          <text:p text:style-name="P26"><text:span text:style-name="Strong_20_Emphasis"><text:span text:style-name="T2">Test Case: Dot in Numeric Input</text:span></text:span></text:p>
          <text:list>
            <text:list-item>
              <text:p text:style-name="P27"><text:span text:style-name="Strong_20_Emphasis"><text:span text:style-name="T2">Description</text:span></text:span><text:span text:style-name="T2">: Check if the application accepts a dot in a numeric input (e.g., for decimal numbers).</text:span></text:p>
            </text:list-item>
            <text:list-item>
              <text:p text:style-name="P27"><text:span text:style-name="Strong_20_Emphasis"><text:span text:style-name="T2">Input</text:span></text:span><text:span text:style-name="T2">: "3.14"</text:span></text:p>
            </text:list-item>
            <text:list-item>
              <text:p text:style-name="P26"><text:span text:style-name="Strong_20_Emphasis"><text:span text:style-name="T2">Expected Result</text:span></text:span><text:span text:style-name="T2">: The application should accept the input as a valid decimal number.</text:span></text:p>
            </text:list-item>
          </text:list>
        </text:list-item>
      </text:list>
      <text:p text:style-name="P4"/>
      <text:p text:style-name="P2">10. Write Uses of a pen except writing.</text:p>
      <text:p text:style-name="P3"/>
      <text:list text:style-name="L9">
        <text:list-item>
          <text:p text:style-name="P28"><text:span text:style-name="Strong_20_Emphasis"><text:span text:style-name="T2">Bookmark</text:span></text:span><text:span text:style-name="T2">: You can use a pen to mark your place in a book or a notebook.</text:span></text:p>
        </text:list-item>
        <text:list-item>
          <text:p text:style-name="P28"><text:span text:style-name="Strong_20_Emphasis"><text:span text:style-name="T2">Paperweight</text:span></text:span><text:span text:style-name="T2">: If you have loose papers, a pen can hold them down on your desk or table.</text:span></text:p>
        </text:list-item>
        <text:list-item>
          <text:p text:style-name="P28"><text:span text:style-name="Strong_20_Emphasis"><text:span text:style-name="T2">Stylus</text:span></text:span><text:span text:style-name="T2">: A pen can be used as a makeshift stylus for touchscreens, especially if the tip is fine enough.</text:span></text:p>
        </text:list-item>
        <text:list-item>
          <text:p text:style-name="P28"><text:span text:style-name="Strong_20_Emphasis"><text:span text:style-name="T2">Drawing Tool</text:span></text:span><text:span text:style-name="T2">: You can use a pen for sketching or drawing when you want to create art.</text:span></text:p>
        </text:list-item>
        <text:list-item>
          <text:p text:style-name="P28"><text:span text:style-name="Strong_20_Emphasis"><text:span text:style-name="T2">Bubble Popper</text:span></text:span><text:span text:style-name="T2">: The pointy end of a pen can be used to pop bubble wrap or other inflatable items.</text:span></text:p>
        </text:list-item>
        <text:list-item>
          <text:p text:style-name="P28"><text:span text:style-name="Strong_20_Emphasis"><text:span text:style-name="T2">Measuring Tool</text:span></text:span><text:span text:style-name="T2">: You can use a pen to measure small distances or sizes by using it as a straight edge.</text:span></text:p>
        </text:list-item>
        <text:list-item>
          <text:p text:style-name="P28"><text:span text:style-name="Strong_20_Emphasis"><text:span text:style-name="T2">Hair Tie</text:span></text:span><text:span text:style-name="T2">: In a pinch, a pen can be used to hold your hair back if you don’t have a hair tie.</text:span></text:p>
        </text:list-item>
        <text:list-item>
          <text:p text:style-name="P28"><text:span text:style-name="Strong_20_Emphasis"><text:span text:style-name="T2">Gift Wrapping Tool</text:span></text:span><text:span text:style-name="T2">: You can use a pen to create designs or write messages on gift wrap.</text:span></text:p>
        </text:list-item>
        <text:list-item>
          <text:p text:style-name="P28"><text:span text:style-name="Strong_20_Emphasis"><text:span text:style-name="T2">Cleaning Tool</text:span></text:span><text:span text:style-name="T2">: The end of a pen can be used to clean small spaces, like getting dirt out from between keys on a keyboard.</text:span></text:p>
        </text:list-item>
        <text:list-item>
          <text:p text:style-name="P28"><text:span text:style-name="Strong_20_Emphasis"><text:span text:style-name="T2">Lock Pick</text:span></text:span><text:span text:style-name="T2">: In a non-destructive way, you can sometimes use a pen to unlock a simple lock if you’re locked out.</text:span></text:p>
        </text:list-item>
        <text:list-item>
          <text:p text:style-name="P28"><text:soft-page-break/><text:span text:style-name="Strong_20_Emphasis"><text:span text:style-name="T2">Scratch Paper</text:span></text:span><text:span text:style-name="T2">: The back of a pen cap can be used as a surface to jot down quick notes or ideas when you don’t have paper.</text:span></text:p>
        </text:list-item>
        <text:list-item>
          <text:p text:style-name="P28"><text:span text:style-name="Strong_20_Emphasis"><text:span text:style-name="T2">Screwdriver</text:span></text:span><text:span text:style-name="T2">: In a pinch, a pen can help turn small screws if you carefully use the end to grip and twist.</text:span></text:p>
        </text:list-item>
        <text:list-item>
          <text:p text:style-name="P28"><text:span text:style-name="Strong_20_Emphasis"><text:span text:style-name="T2">Stress Relief</text:span></text:span><text:span text:style-name="T2">: You can use a pen to click or spin when you're stressed, providing a simple fidget tool.</text:span></text:p>
        </text:list-item>
        <text:list-item>
          <text:p text:style-name="P28"><text:span text:style-name="Strong_20_Emphasis"><text:span text:style-name="T2">Whistle</text:span></text:span><text:span text:style-name="T2">: If you blow through a pen (after removing the ink), it can create a whistle sound for getting someone’s attention.</text:span></text:p>
        </text:list-item>
      </text:list>
      <text:p text:style-name="P4"/>
      <text:p text:style-name="P2">11. How to categories the testing .Write name of all testing types?</text:p>
      <text:list text:style-name="L10">
        <text:list-item>
          <text:p text:style-name="P30"><text:span text:style-name="Strong_20_Emphasis"><text:span text:style-name="T2">Based on Level of Testing</text:span></text:span><text:span text:style-name="T2">:</text:span></text:p>
          <text:list>
            <text:list-item>
              <text:p text:style-name="P31"><text:span text:style-name="Strong_20_Emphasis"><text:span text:style-name="T2">Unit Testing</text:span></text:span><text:span text:style-name="T2">: Testing individual components or functions of the software.</text:span></text:p>
            </text:list-item>
            <text:list-item>
              <text:p text:style-name="P31"><text:span text:style-name="Strong_20_Emphasis"><text:span text:style-name="T2">Integration Testing</text:span></text:span><text:span text:style-name="T2">: Testing the interaction between integrated components or systems.</text:span></text:p>
            </text:list-item>
            <text:list-item>
              <text:p text:style-name="P31"><text:span text:style-name="Strong_20_Emphasis"><text:span text:style-name="T2">System Testing</text:span></text:span><text:span text:style-name="T2">: Testing the complete and integrated software as a whole.</text:span></text:p>
            </text:list-item>
            <text:list-item>
              <text:p text:style-name="P31"><text:span text:style-name="Strong_20_Emphasis"><text:span text:style-name="T2">Acceptance Testing</text:span></text:span><text:span text:style-name="T2">: Testing to determine if the software meets business requirements and is ready for use.</text:span></text:p>
            </text:list-item>
          </text:list>
        </text:list-item>
        <text:list-item>
          <text:p text:style-name="P30"><text:span text:style-name="Strong_20_Emphasis"><text:span text:style-name="T2">Based on Type of Testing</text:span></text:span><text:span text:style-name="T2">:</text:span></text:p>
          <text:list>
            <text:list-item>
              <text:p text:style-name="P31"><text:span text:style-name="Strong_20_Emphasis"><text:span text:style-name="T2">Functional Testing</text:span></text:span><text:span text:style-name="T2">: Testing the software against functional requirements.</text:span></text:p>
            </text:list-item>
            <text:list-item>
              <text:p text:style-name="P31"><text:span text:style-name="Strong_20_Emphasis"><text:span text:style-name="T2">Non-Functional Testing</text:span></text:span><text:span text:style-name="T2">: Testing aspects not related to specific functions, like performance and security.</text:span></text:p>
            </text:list-item>
          </text:list>
        </text:list-item>
        <text:list-item>
          <text:p text:style-name="P30"><text:span text:style-name="Strong_20_Emphasis"><text:span text:style-name="T2">Based on Approach</text:span></text:span><text:span text:style-name="T2">:</text:span></text:p>
          <text:list>
            <text:list-item>
              <text:p text:style-name="P31"><text:span text:style-name="Strong_20_Emphasis"><text:span text:style-name="T2">Manual Testing</text:span></text:span><text:span text:style-name="T2">: Testing performed by humans without automation tools.</text:span></text:p>
            </text:list-item>
            <text:list-item>
              <text:p text:style-name="P31"><text:span text:style-name="Strong_20_Emphasis"><text:span text:style-name="T2">Automated Testing</text:span></text:span><text:span text:style-name="T2">: Testing using scripts and tools to automate test execution.</text:span></text:p>
            </text:list-item>
          </text:list>
        </text:list-item>
        <text:list-item>
          <text:p text:style-name="P30"><text:span text:style-name="Strong_20_Emphasis"><text:span text:style-name="T2">Based on Execution Time</text:span></text:span><text:span text:style-name="T2">:</text:span></text:p>
          <text:list>
            <text:list-item>
              <text:p text:style-name="P31"><text:span text:style-name="Strong_20_Emphasis"><text:span text:style-name="T2">Static Testing</text:span></text:span><text:span text:style-name="T2">: Testing the software without executing it, like reviews and inspections.</text:span></text:p>
            </text:list-item>
            <text:list-item>
              <text:p text:style-name="P31"><text:span text:style-name="Strong_20_Emphasis"><text:span text:style-name="T2">Dynamic Testing</text:span></text:span><text:span text:style-name="T2">: Testing by executing the software and observing its behavior.</text:span></text:p>
            </text:list-item>
          </text:list>
        </text:list-item>
        <text:list-item>
          <text:p text:style-name="P30"><text:span text:style-name="Strong_20_Emphasis"><text:span text:style-name="T2">Based on Scope</text:span></text:span><text:span text:style-name="T2">:</text:span></text:p>
          <text:list>
            <text:list-item>
              <text:p text:style-name="P31"><text:span text:style-name="Strong_20_Emphasis"><text:span text:style-name="T2">Smoke Testing</text:span></text:span><text:span text:style-name="T2">: A quick check to see if the basic features of the software work after a build.</text:span></text:p>
            </text:list-item>
            <text:list-item>
              <text:p text:style-name="P31"><text:span text:style-name="Strong_20_Emphasis"><text:span text:style-name="T2">Sanity Testing</text:span></text:span><text:span text:style-name="T2">: A focused check to ensure specific functionalities work after changes.</text:span></text:p>
            </text:list-item>
            <text:list-item>
              <text:p text:style-name="P31"><text:span text:style-name="Strong_20_Emphasis"><text:span text:style-name="T2">Regression Testing</text:span></text:span><text:span text:style-name="T2">: Testing to ensure that recent changes haven’t broken existing features.</text:span></text:p>
            </text:list-item>
          </text:list>
        </text:list-item>
        <text:list-item>
          <text:p text:style-name="P30"><text:span text:style-name="Strong_20_Emphasis"><text:span text:style-name="T2">Based on Usage</text:span></text:span><text:span text:style-name="T2">:</text:span></text:p>
          <text:list>
            <text:list-item>
              <text:p text:style-name="P31"><text:span text:style-name="Strong_20_Emphasis"><text:span text:style-name="T2">Alpha Testing</text:span></text:span><text:span text:style-name="T2">: Testing done by developers or internal staff before releasing to external users.</text:span></text:p>
            </text:list-item>
            <text:list-item>
              <text:p text:style-name="P30"><text:span text:style-name="Strong_20_Emphasis"><text:span text:style-name="T2">Beta Testing</text:span></text:span><text:span text:style-name="T2">: Testing done by real users in a real environment before the final release.</text:span></text:p>
            </text:list-item>
          </text:list>
        </text:list-item>
      </text:list>
      <text:h text:style-name="P6" text:outline-level="3"><text:soft-page-break/>1. Unit Testing</text:h>
      <text:list text:style-name="L11">
        <text:list-item>
          <text:p text:style-name="P34"><text:span text:style-name="Strong_20_Emphasis">Description</text:span>: Tests individual components or functions of the software in isolation to ensure they work correctly.</text:p>
        </text:list-item>
        <text:list-item>
          <text:p text:style-name="P34"><text:span text:style-name="Strong_20_Emphasis">Subtypes</text:span>:</text:p>
          <text:list>
            <text:list-item>
              <text:p text:style-name="P34"><text:span text:style-name="Strong_20_Emphasis">Positive Testing</text:span>: Verifies that the unit works with valid inputs.</text:p>
              <text:list>
                <text:list-item>
                  <text:p text:style-name="P34"><text:span text:style-name="Strong_20_Emphasis">Example</text:span>: Testing a function that calculates the square root to ensure <text:span text:style-name="Source_20_Text">sqrt(9)</text:span> returns <text:span text:style-name="Source_20_Text">3</text:span>.</text:p>
                </text:list-item>
              </text:list>
            </text:list-item>
            <text:list-item>
              <text:p text:style-name="P34"><text:span text:style-name="Strong_20_Emphasis">Negative Testing</text:span>: Tests how the unit handles invalid inputs or edge cases.</text:p>
              <text:list>
                <text:list-item>
                  <text:p text:style-name="P34"><text:span text:style-name="Strong_20_Emphasis">Example</text:span>: Checking that <text:span text:style-name="Source_20_Text">sqrt(-1)</text:span> returns an error or handles it gracefully.</text:p>
                </text:list-item>
              </text:list>
            </text:list-item>
          </text:list>
        </text:list-item>
        <text:list-item>
          <text:p text:style-name="P33"><text:span text:style-name="Strong_20_Emphasis">Example</text:span>: A function that checks if a number is prime can be unit tested with inputs like <text:span text:style-name="Source_20_Text">3</text:span> (expect true) and <text:span text:style-name="Source_20_Text">4</text:span> (expect false).</text:p>
        </text:list-item>
      </text:list>
      <text:h text:style-name="Heading_20_3" text:outline-level="3">2. Integration Testing</text:h>
      <text:list text:style-name="L12">
        <text:list-item>
          <text:p text:style-name="P36"><text:span text:style-name="Strong_20_Emphasis">Description</text:span>: Checks how different units or modules interact with each other to ensure they function together correctly.</text:p>
        </text:list-item>
        <text:list-item>
          <text:p text:style-name="P36"><text:span text:style-name="Strong_20_Emphasis">Subtypes</text:span>:</text:p>
          <text:list>
            <text:list-item>
              <text:p text:style-name="P36"><text:span text:style-name="Strong_20_Emphasis">Big Bang Integration Testing</text:span>: All components are integrated at once and then tested together.</text:p>
              <text:list>
                <text:list-item>
                  <text:p text:style-name="P36"><text:span text:style-name="Strong_20_Emphasis">Example</text:span>: An entire e-commerce application is tested after all its modules (user authentication, payment processing, etc.) are integrated.</text:p>
                </text:list-item>
              </text:list>
            </text:list-item>
            <text:list-item>
              <text:p text:style-name="P36"><text:span text:style-name="Strong_20_Emphasis">Incremental Integration Testing</text:span>: Components are integrated and tested one at a time or in small groups.</text:p>
              <text:list>
                <text:list-item>
                  <text:p text:style-name="P36"><text:span text:style-name="Strong_20_Emphasis">Example</text:span>: First testing the user authentication module with the database module, then adding the payment processing module.</text:p>
                </text:list-item>
              </text:list>
            </text:list-item>
          </text:list>
        </text:list-item>
        <text:list-item>
          <text:p text:style-name="P35"><text:span text:style-name="Strong_20_Emphasis">Example</text:span>: Testing the interaction between the front-end user interface and back-end database when a user submits a form.</text:p>
        </text:list-item>
      </text:list>
      <text:h text:style-name="Heading_20_3" text:outline-level="3">3. System Testing</text:h>
      <text:list text:style-name="L13">
        <text:list-item>
          <text:p text:style-name="P38"><text:span text:style-name="Strong_20_Emphasis">Description</text:span>: Evaluates the complete and integrated software system to ensure it meets specified requirements.</text:p>
        </text:list-item>
        <text:list-item>
          <text:p text:style-name="P38"><text:span text:style-name="Strong_20_Emphasis">Subtypes</text:span>:</text:p>
          <text:list>
            <text:list-item>
              <text:p text:style-name="P38"><text:span text:style-name="Strong_20_Emphasis">Functional Testing</text:span>: Verifies that the software behaves according to functional requirements.</text:p>
              <text:list>
                <text:list-item>
                  <text:p text:style-name="P38"><text:span text:style-name="Strong_20_Emphasis">Example</text:span>: Testing all features of a new mobile app to ensure they work as described in the requirements document.</text:p>
                </text:list-item>
              </text:list>
            </text:list-item>
            <text:list-item>
              <text:p text:style-name="P38"><text:span text:style-name="Strong_20_Emphasis">Non-Functional Testing</text:span>: Checks aspects like performance, usability, and security.</text:p>
              <text:list>
                <text:list-item>
                  <text:p text:style-name="P38"><text:span text:style-name="Strong_20_Emphasis">Example</text:span>: Stress testing an application to see how it performs under heavy load.</text:p>
                </text:list-item>
              </text:list>
            </text:list-item>
          </text:list>
        </text:list-item>
        <text:list-item>
          <text:p text:style-name="P37"><text:span text:style-name="Strong_20_Emphasis">Example</text:span>: Testing the overall flow of an online shopping platform, including product selection, cart functionality, and checkout process.</text:p>
        </text:list-item>
      </text:list>
      <text:h text:style-name="Heading_20_3" text:outline-level="3">4. Acceptance Testing</text:h>
      <text:list text:style-name="L14">
        <text:list-item>
          <text:p text:style-name="P40"><text:span text:style-name="Strong_20_Emphasis">Description</text:span>: The final level of testing to confirm that the software meets user needs and is ready for release.</text:p>
        </text:list-item>
        <text:list-item>
          <text:p text:style-name="P40"><text:soft-page-break/><text:span text:style-name="Strong_20_Emphasis">Subtypes</text:span>:</text:p>
          <text:list>
            <text:list-item>
              <text:p text:style-name="P40"><text:span text:style-name="Strong_20_Emphasis">User Acceptance Testing (UAT)</text:span>: Conducted by end users to ensure the software meets their requirements.</text:p>
              <text:list>
                <text:list-item>
                  <text:p text:style-name="P40"><text:span text:style-name="Strong_20_Emphasis">Example</text:span>: A group of end users testing a new feature in a software application to see if it meets their needs before the official launch.</text:p>
                </text:list-item>
              </text:list>
            </text:list-item>
            <text:list-item>
              <text:p text:style-name="P40"><text:span text:style-name="Strong_20_Emphasis">Operational Acceptance Testing</text:span>: Focuses on operational readiness, including backup and recovery procedures.</text:p>
              <text:list>
                <text:list-item>
                  <text:p text:style-name="P40"><text:span text:style-name="Strong_20_Emphasis">Example</text:span>: Ensuring that an application can recover data after a crash.</text:p>
                </text:list-item>
              </text:list>
            </text:list-item>
          </text:list>
        </text:list-item>
        <text:list-item>
          <text:p text:style-name="P39"><text:span text:style-name="Strong_20_Emphasis">Example</text:span>: Before releasing a new version of a project management tool, real users test it to confirm that new features work and improve their workflow.</text:p>
        </text:list-item>
      </text:list>
      <text:p text:style-name="P4"/>
      <text:p text:style-name="P2">12. Difference between HTTP and HTTPS.</text:p>
      <text:p text:style-name="P3"/>
      <table:table table:name="Table1" table:style-name="Table1">
        <table:table-column table:style-name="Table1.A"/>
        <table:table-column table:style-name="Table1.B"/>
        <table:table-header-rows>
          <table:table-row>
            <table:table-cell table:style-name="Table1.A1" office:value-type="string">
              <text:p text:style-name="Table_20_Heading">HTTP</text:p>
            </table:table-cell>
            <table:table-cell table:style-name="Table1.A1" office:value-type="string">
              <text:p text:style-name="Table_20_Heading">HTTPS</text:p>
            </table:table-cell>
          </table:table-row>
        </table:table-header-rows>
        <table:table-row>
          <table:table-cell table:style-name="Table1.A1" office:value-type="string">
            <text:p text:style-name="Table_20_Contents">Not secure</text:p>
          </table:table-cell>
          <table:table-cell table:style-name="Table1.A1" office:value-type="string">
            <text:p text:style-name="Table_20_Contents">Secure, encrypted using SSL/TLS</text:p>
          </table:table-cell>
        </table:table-row>
        <table:table-row>
          <table:table-cell table:style-name="Table1.A1" office:value-type="string">
            <text:p text:style-name="Table_20_Contents">No encryption; data is sent in plain text</text:p>
          </table:table-cell>
          <table:table-cell table:style-name="Table1.A1" office:value-type="string">
            <text:p text:style-name="Table_20_Contents">Encrypts data during transfer, making it unreadable to attackers</text:p>
          </table:table-cell>
        </table:table-row>
        <table:table-row>
          <table:table-cell table:style-name="Table1.A1" office:value-type="string">
            <text:p text:style-name="Table_20_Contents">Uses port 80</text:p>
          </table:table-cell>
          <table:table-cell table:style-name="Table1.A1" office:value-type="string">
            <text:p text:style-name="Table_20_Contents">Uses port 443</text:p>
          </table:table-cell>
        </table:table-row>
        <table:table-row>
          <table:table-cell table:style-name="Table1.A1" office:value-type="string">
            <text:p text:style-name="Table_20_Contents">Begins with "http://"</text:p>
          </table:table-cell>
          <table:table-cell table:style-name="Table1.A1" office:value-type="string">
            <text:p text:style-name="Table_20_Contents">Begins with "https://"</text:p>
          </table:table-cell>
        </table:table-row>
        <table:table-row>
          <table:table-cell table:style-name="Table1.A1" office:value-type="string">
            <text:p text:style-name="Table_20_Contents">Suitable for non-sensitive data</text:p>
          </table:table-cell>
          <table:table-cell table:style-name="Table1.A1" office:value-type="string">
            <text:p text:style-name="Table_20_Contents">Essential for sensitive data, like online banking or e-commerce</text:p>
          </table:table-cell>
        </table:table-row>
        <table:table-row>
          <table:table-cell table:style-name="Table1.A1" office:value-type="string">
            <text:p text:style-name="Table_20_Contents">Lower ranking in search engines</text:p>
          </table:table-cell>
          <table:table-cell table:style-name="Table1.A1" office:value-type="string">
            <text:p text:style-name="Table_20_Contents">Higher ranking; preferred by search engines</text:p>
          </table:table-cell>
        </table:table-row>
        <table:table-row>
          <table:table-cell table:style-name="Table1.A1" office:value-type="string">
            <text:p text:style-name="Table_20_Contents">Generally faster for non-sensitive pages</text:p>
          </table:table-cell>
          <table:table-cell table:style-name="Table1.A1" office:value-type="string">
            <text:p text:style-name="Table_20_Contents">Slightly slower due to encryption overhead, but minimal impact</text:p>
          </table:table-cell>
        </table:table-row>
        <table:table-row>
          <table:table-cell table:style-name="Table1.A1" office:value-type="string">
            <text:p text:style-name="Table_20_Contents">Less trustworthy; users may see warnings</text:p>
          </table:table-cell>
          <table:table-cell table:style-name="Table1.A1" office:value-type="string">
            <text:p text:style-name="Table_20_Contents">More trustworthy; users see a padlock icon indicating security</text:p>
          </table:table-cell>
        </table:table-row>
      </table:table>
      <text:p text:style-name="P2"/>
      <text:p text:style-name="P2">13. What is FTP and why we use it.?</text:p>
      <text:list text:style-name="L15">
        <text:list-item>
          <text:p text:style-name="P41"><text:span text:style-name="Strong_20_Emphasis"><text:span text:style-name="T2">Security</text:span></text:span><text:span text:style-name="T2">: HTTP is not secure, meaning that data is sent in plain text and can be read by anyone who intercepts it. HTTPS is secure because it encrypts the data, making it hard for others to read.</text:span></text:p>
        </text:list-item>
        <text:list-item>
          <text:p text:style-name="P41"><text:span text:style-name="Strong_20_Emphasis"><text:span text:style-name="T2">Data Encryption</text:span></text:span><text:span text:style-name="T2">: With HTTP, your information travels openly, while HTTPS protects your data by scrambling it during transfer.</text:span></text:p>
        </text:list-item>
        <text:list-item>
          <text:p text:style-name="P41"><text:span text:style-name="Strong_20_Emphasis"><text:span text:style-name="T2">Port Numbers</text:span></text:span><text:span text:style-name="T2">: HTTP usually works on port 80, while HTTPS uses port 443.</text:span></text:p>
        </text:list-item>
        <text:list-item>
          <text:p text:style-name="P41"><text:span text:style-name="Strong_20_Emphasis"><text:span text:style-name="T2">URL Appearance</text:span></text:span><text:span text:style-name="T2">: Websites that use HTTP start with "http://", and those that use HTTPS start with "https://". The "s" at the end stands for "secure."</text:span></text:p>
        </text:list-item>
        <text:list-item>
          <text:p text:style-name="P41"><text:span text:style-name="Strong_20_Emphasis"><text:span text:style-name="T2">When to Use</text:span></text:span><text:span text:style-name="T2">: HTTP is fine for regular web pages, but HTTPS is necessary for any site that handles sensitive information, like online shopping or banking.</text:span></text:p>
        </text:list-item>
        <text:list-item>
          <text:p text:style-name="P41"><text:span text:style-name="Strong_20_Emphasis"><text:span text:style-name="T2">Trust</text:span></text:span><text:span text:style-name="T2">: Users feel safer on HTTPS sites because they see a padlock icon in the address bar, showing that the connection is secure.</text:span></text:p>
        </text:list-item>
        <text:list-item>
          <text:p text:style-name="P41"><text:span text:style-name="Strong_20_Emphasis"><text:span text:style-name="T2">Search Engine Ranking</text:span></text:span><text:span text:style-name="T2">: HTTPS sites often rank higher in search results because search engines prefer secure connections.</text:span></text:p>
        </text:list-item>
        <text:list-item>
          <text:p text:style-name="P41"><text:soft-page-break/><text:span text:style-name="Strong_20_Emphasis"><text:span text:style-name="T2">Speed</text:span></text:span><text:span text:style-name="T2">: HTTPS may be slightly slower due to the extra security measures, but the difference is usually minimal.</text:span></text:p>
        </text:list-item>
      </text:list>
      <text:p text:style-name="P2"/>
      <text:p text:style-name="P2">14. Full form of XAMPP,WAMP,LAMP,MAMP.</text:p>
      <text:list text:style-name="L16">
        <text:list-item>
          <text:p text:style-name="P42"><text:span text:style-name="Strong_20_Emphasis"><text:span text:style-name="T2">XAMPP</text:span></text:span><text:span text:style-name="T2">:</text:span></text:p>
          <text:list>
            <text:list-item>
              <text:p text:style-name="P43"><text:span text:style-name="Strong_20_Emphasis"><text:span text:style-name="T2">Full Form</text:span></text:span><text:span text:style-name="T2">: Cross-Platform, Apache, MySQL, PHP, and Perl.</text:span></text:p>
            </text:list-item>
          </text:list>
        </text:list-item>
      </text:list>
      <text:p text:style-name="P32"><text:span text:style-name="T2"/></text:p>
      <text:list text:continue-numbering="true" text:style-name="L16">
        <text:list-item>
          <text:p text:style-name="P42"><text:span text:style-name="Strong_20_Emphasis"><text:span text:style-name="T2">WAMP</text:span></text:span><text:span text:style-name="T2">:</text:span></text:p>
          <text:list>
            <text:list-item>
              <text:p text:style-name="P43"><text:span text:style-name="Strong_20_Emphasis"><text:span text:style-name="T2">Full Form</text:span></text:span><text:span text:style-name="T2">: Windows, Apache, MySQL, and PHP.</text:span></text:p>
              <text:p text:style-name="P43"><text:span text:style-name="T2"/></text:p>
            </text:list-item>
          </text:list>
        </text:list-item>
        <text:list-item>
          <text:p text:style-name="P42"><text:span text:style-name="Strong_20_Emphasis"><text:span text:style-name="T2">LAMP</text:span></text:span><text:span text:style-name="T2">:</text:span></text:p>
          <text:list>
            <text:list-item>
              <text:p text:style-name="P43"><text:span text:style-name="Strong_20_Emphasis"><text:span text:style-name="T2">Full Form</text:span></text:span><text:span text:style-name="T2">: Linux, Apache, MySQL, and PHP/Python/Perl.</text:span></text:p>
              <text:p text:style-name="P43"><text:span text:style-name="T2"/></text:p>
            </text:list-item>
          </text:list>
        </text:list-item>
        <text:list-item>
          <text:p text:style-name="P42"><text:span text:style-name="Strong_20_Emphasis"><text:span text:style-name="T2">MAMP</text:span></text:span><text:span text:style-name="T2">:</text:span></text:p>
          <text:list>
            <text:list-item>
              <text:p text:style-name="P43"><text:span text:style-name="Strong_20_Emphasis"><text:span text:style-name="T2">Full Form</text:span></text:span><text:span text:style-name="T2">: MacOS, Apache, MySQL, and PHP.</text:span></text:p>
              <text:p text:style-name="P42"><text:span text:style-name="T2"/></text:p>
            </text:list-item>
          </text:list>
        </text:list-item>
      </text:list>
      <text:p text:style-name="P2"/>
      <text:p text:style-name="P2">15. Latest version of difference browsers.</text:p>
      <text:p text:style-name="P3"/>
      <text:list text:style-name="L17">
        <text:list-item>
          <text:p text:style-name="P44"><text:span text:style-name="Strong_20_Emphasis"><text:span text:style-name="T2">Google Chrome</text:span></text:span><text:span text:style-name="T2">:</text:span></text:p>
          <text:list>
            <text:list-item>
              <text:p text:style-name="P45"><text:span text:style-name="Strong_20_Emphasis"><text:span text:style-name="T2">Latest Version</text:span></text:span><text:span text:style-name="T2">: Chrome 118.0.5993.90</text:span></text:p>
            </text:list-item>
            <text:list-item>
              <text:p text:style-name="P45"><text:span text:style-name="Strong_20_Emphasis"><text:span text:style-name="T2">Release Date</text:span></text:span><text:span text:style-name="T2">: November 2024</text:span></text:p>
            </text:list-item>
          </text:list>
        </text:list-item>
        <text:list-item>
          <text:p text:style-name="P44"><text:span text:style-name="Strong_20_Emphasis"><text:span text:style-name="T2">Mozilla Firefox</text:span></text:span><text:span text:style-name="T2">:</text:span></text:p>
          <text:list>
            <text:list-item>
              <text:p text:style-name="P45"><text:span text:style-name="Strong_20_Emphasis"><text:span text:style-name="T2">Latest Version</text:span></text:span><text:span text:style-name="T2">: Firefox 119.0</text:span></text:p>
            </text:list-item>
            <text:list-item>
              <text:p text:style-name="P45"><text:span text:style-name="Strong_20_Emphasis"><text:span text:style-name="T2">Release Date</text:span></text:span><text:span text:style-name="T2">: November 2024</text:span></text:p>
            </text:list-item>
          </text:list>
        </text:list-item>
        <text:list-item>
          <text:p text:style-name="P44"><text:span text:style-name="Strong_20_Emphasis"><text:span text:style-name="T2">Microsoft Edge</text:span></text:span><text:span text:style-name="T2">:</text:span></text:p>
          <text:list>
            <text:list-item>
              <text:p text:style-name="P45"><text:span text:style-name="Strong_20_Emphasis"><text:span text:style-name="T2">Latest Version</text:span></text:span><text:span text:style-name="T2">: Edge 118.0.2045.43</text:span></text:p>
            </text:list-item>
            <text:list-item>
              <text:p text:style-name="P45"><text:span text:style-name="Strong_20_Emphasis"><text:span text:style-name="T2">Release Date</text:span></text:span><text:span text:style-name="T2">: November 2024</text:span></text:p>
            </text:list-item>
          </text:list>
        </text:list-item>
        <text:list-item>
          <text:p text:style-name="P44"><text:span text:style-name="Strong_20_Emphasis"><text:span text:style-name="T2">Apple Safari</text:span></text:span><text:span text:style-name="T2">:</text:span></text:p>
          <text:list>
            <text:list-item>
              <text:p text:style-name="P45"><text:span text:style-name="Strong_20_Emphasis"><text:span text:style-name="T2">Latest Version</text:span></text:span><text:span text:style-name="T2">: Safari 17.0</text:span></text:p>
            </text:list-item>
            <text:list-item>
              <text:p text:style-name="P45"><text:span text:style-name="Strong_20_Emphasis"><text:span text:style-name="T2">Release Date</text:span></text:span><text:span text:style-name="T2">: September 2024</text:span></text:p>
            </text:list-item>
          </text:list>
        </text:list-item>
        <text:list-item>
          <text:p text:style-name="P44"><text:span text:style-name="Strong_20_Emphasis"><text:span text:style-name="T2">Opera</text:span></text:span><text:span text:style-name="T2">:</text:span></text:p>
          <text:list>
            <text:list-item>
              <text:p text:style-name="P45"><text:span text:style-name="Strong_20_Emphasis"><text:span text:style-name="T2">Latest Version</text:span></text:span><text:span text:style-name="T2">: Opera 102.0.4880.61</text:span></text:p>
            </text:list-item>
            <text:list-item>
              <text:p text:style-name="P45"><text:span text:style-name="Strong_20_Emphasis"><text:span text:style-name="T2">Release Date</text:span></text:span><text:span text:style-name="T2">: November 2024</text:span></text:p>
            </text:list-item>
          </text:list>
        </text:list-item>
        <text:list-item>
          <text:p text:style-name="P44"><text:span text:style-name="Strong_20_Emphasis"><text:span text:style-name="T2">Brave</text:span></text:span><text:span text:style-name="T2">:</text:span></text:p>
          <text:list>
            <text:list-item>
              <text:p text:style-name="P45"><text:span text:style-name="Strong_20_Emphasis"><text:span text:style-name="T2">Latest Version</text:span></text:span><text:span text:style-name="T2">: Brave 1.50.113</text:span></text:p>
            </text:list-item>
            <text:list-item>
              <text:p text:style-name="P44"><text:span text:style-name="Strong_20_Emphasis"><text:span text:style-name="T2">Release Date</text:span></text:span><text:span text:style-name="T2">: November 2024</text:span></text:p>
            </text:list-item>
          </text:list>
        </text:list-item>
      </text:list>
      <text:h text:style-name="P7" text:outline-level="3"/>
      <text:p text:style-name="P2"/>
      <text:p text:style-name="P2"><text:soft-page-break/>16. Which types of bugs find in Black Box testing?</text:p>
      <text:p text:style-name="P3"><text:span text:style-name="Strong_20_Emphasis"><text:span text:style-name="T2">Functional Bugs</text:span></text:span><text:span text:style-name="T2">: These occur when the software doesn’t behave as expected according to the requirements.</text:span></text:p>
      <text:list text:style-name="L19">
        <text:list-item>
          <text:p text:style-name="P46"><text:span text:style-name="Emphasis"><text:span text:style-name="T2">Example</text:span></text:span><text:span text:style-name="T2">: A login button that doesn't work when the correct credentials are entered.</text:span></text:p>
        </text:list-item>
      </text:list>
      <text:list text:style-name="L20">
        <text:list-item>
          <text:p text:style-name="P47"><text:span text:style-name="Strong_20_Emphasis"><text:span text:style-name="T2">UI Bugs</text:span></text:span><text:span text:style-name="T2">: Issues with the user interface, like alignment problems, font errors, or color mismatches.</text:span></text:p>
        </text:list-item>
      </text:list>
      <text:list text:style-name="L21">
        <text:list-item>
          <text:p text:style-name="P48"><text:span text:style-name="Emphasis"><text:span text:style-name="T2">Example</text:span></text:span><text:span text:style-name="T2">: A button that is misaligned with the text on the screen.</text:span></text:p>
        </text:list-item>
      </text:list>
      <text:list text:style-name="L22">
        <text:list-item>
          <text:p text:style-name="P49"><text:span text:style-name="Strong_20_Emphasis"><text:span text:style-name="T2">Performance Bugs</text:span></text:span><text:span text:style-name="T2">: Problems related to speed and responsiveness of the application.</text:span></text:p>
        </text:list-item>
      </text:list>
      <text:list text:style-name="L23">
        <text:list-item>
          <text:p text:style-name="P50"><text:span text:style-name="Emphasis"><text:span text:style-name="T2">Example</text:span></text:span><text:span text:style-name="T2">: A webpage that takes too long to load or crashes under heavy traffic.</text:span></text:p>
        </text:list-item>
      </text:list>
      <text:list text:style-name="L24">
        <text:list-item>
          <text:p text:style-name="P51"><text:span text:style-name="Strong_20_Emphasis"><text:span text:style-name="T2">Usability Bugs</text:span></text:span><text:span text:style-name="T2">: Issues that affect the user experience, making the software difficult to use.</text:span></text:p>
        </text:list-item>
      </text:list>
      <text:list text:style-name="L25">
        <text:list-item>
          <text:p text:style-name="P52"><text:span text:style-name="Emphasis"><text:span text:style-name="T2">Example</text:span></text:span><text:span text:style-name="T2">: Confusing navigation that makes it hard for users to find features.</text:span></text:p>
        </text:list-item>
      </text:list>
      <text:list text:style-name="L26">
        <text:list-item>
          <text:p text:style-name="P53"><text:span text:style-name="Strong_20_Emphasis"><text:span text:style-name="T2">Compatibility Bugs</text:span></text:span><text:span text:style-name="T2">: These occur when the software doesn't work well across different browsers or devices.</text:span></text:p>
        </text:list-item>
      </text:list>
      <text:p text:style-name="P2"/>
      <text:p text:style-name="P2">17. What do you mean by Responsiveness ?</text:p>
      <text:p text:style-name="P5">Responsiveness in web design refers to how well a website adapts to different screen sizes and devices. A responsive design ensures that the layout, images, and text resize and rearrange to provide a good user experience, whether on a desktop, tablet, or smartphone.</text:p>
      <text:list text:style-name="L27">
        <text:list-item>
          <text:p text:style-name="P55"><text:span text:style-name="Strong_20_Emphasis"><text:span text:style-name="T2">Key Points</text:span></text:span><text:span text:style-name="T2">:</text:span></text:p>
          <text:list>
            <text:list-item>
              <text:p text:style-name="P55"><text:span text:style-name="Strong_20_Emphasis"><text:span text:style-name="T2">Flexible Layout</text:span></text:span><text:span text:style-name="T2">: The design adjusts fluidly to fit any screen size.</text:span></text:p>
            </text:list-item>
            <text:list-item>
              <text:p text:style-name="P55"><text:span text:style-name="Strong_20_Emphasis"><text:span text:style-name="T2">Adaptable Images</text:span></text:span><text:span text:style-name="T2">: Images scale properly without losing quality or becoming distorted.</text:span></text:p>
            </text:list-item>
            <text:list-item>
              <text:p text:style-name="P54"><text:span text:style-name="Strong_20_Emphasis"><text:span text:style-name="T2">User-Friendly Navigation</text:span></text:span><text:span text:style-name="T2">: Menus and buttons are easy to click and use on all devices.</text:span></text:p>
            </text:list-item>
          </text:list>
        </text:list-item>
      </text:list>
      <text:p text:style-name="P2"/>
      <text:p text:style-name="P2"/>
      <text:p text:style-name="P9">18. What is Performance Testing? Expalin the difference between Load Testing , Stress Testing and Volume Testing.</text:p>
      <text:p text:style-name="P5">Performance testing checks how well a software application performs under various conditions. It aims to ensure the application is fast, responsive, and stable, especially under high loads. Here’s a breakdown of three types of performance testing:</text:p>
      <text:list text:style-name="L28">
        <text:list-item>
          <text:p text:style-name="P56"><text:span text:style-name="Strong_20_Emphasis"><text:span text:style-name="T2">Load Testing</text:span></text:span><text:span text:style-name="T2">:</text:span></text:p>
          <text:list>
            <text:list-item>
              <text:p text:style-name="P57"><text:span text:style-name="Strong_20_Emphasis"><text:span text:style-name="T2">Description</text:span></text:span><text:span text:style-name="T2">: Tests how the application behaves under expected load conditions, like a certain number of users.</text:span></text:p>
            </text:list-item>
            <text:list-item>
              <text:p text:style-name="P57"><text:span text:style-name="Strong_20_Emphasis"><text:span text:style-name="T2">Example</text:span></text:span><text:span text:style-name="T2">: Checking if an online store can handle 1000 users at the same time without slowing down.</text:span></text:p>
            </text:list-item>
          </text:list>
        </text:list-item>
        <text:list-item>
          <text:p text:style-name="P56"><text:span text:style-name="Strong_20_Emphasis"><text:span text:style-name="T2">Stress Testing</text:span></text:span><text:span text:style-name="T2">:</text:span></text:p>
          <text:list>
            <text:list-item>
              <text:p text:style-name="P57"><text:span text:style-name="Strong_20_Emphasis"><text:span text:style-name="T2">Description</text:span></text:span><text:span text:style-name="T2">: Tests the application's limits by pushing it beyond normal load to see how it handles high traffic or data.</text:span></text:p>
            </text:list-item>
            <text:list-item>
              <text:p text:style-name="P57"><text:span text:style-name="Strong_20_Emphasis"><text:span text:style-name="T2">Example</text:span></text:span><text:span text:style-name="T2">: Simulating 5000 users on the online store to see if it crashes or fails gracefully.</text:span></text:p>
            </text:list-item>
          </text:list>
        </text:list-item>
        <text:list-item>
          <text:p text:style-name="P56"><text:span text:style-name="Strong_20_Emphasis"><text:span text:style-name="T2">Volume Testing</text:span></text:span><text:span text:style-name="T2">:</text:span></text:p>
          <text:list>
            <text:list-item>
              <text:p text:style-name="P57"><text:span text:style-name="Strong_20_Emphasis"><text:span text:style-name="T2">Description</text:span></text:span><text:span text:style-name="T2">: Tests how the application handles large volumes of data.</text:span></text:p>
            </text:list-item>
            <text:list-item>
              <text:p text:style-name="P56"><text:span text:style-name="Strong_20_Emphasis"><text:span text:style-name="T2">Example</text:span></text:span><text:span text:style-name="T2">: Uploading a huge database to see if the application can process it without issues.</text:span></text:p>
            </text:list-item>
          </text:list>
        </text:list-item>
      </text:list>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3T19:36:17.783000000</meta:creation-date>
    <dc:date>2024-11-03T20:53:52.277000000</dc:date>
    <meta:editing-duration>PT36M29S</meta:editing-duration>
    <meta:editing-cycles>22</meta:editing-cycles>
    <meta:generator>LibreOffice/24.2.2.2$Windows_X86_64 LibreOffice_project/d56cc158d8a96260b836f100ef4b4ef25d6f1a01</meta:generator>
    <meta:document-statistic meta:table-count="1" meta:image-count="0" meta:object-count="0" meta:page-count="10" meta:paragraph-count="223" meta:word-count="3290" meta:character-count="19632" meta:non-whitespace-character-count="16731"/>
  </office:meta>
</office:document-meta>
</file>